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55269" draw:marker-start-width="0.359cm" draw:marker-end-width="0.359cm" draw:textarea-horizontal-align="justify" draw:textarea-vertical-align="middle" draw:auto-grow-height="false" fo:min-height="1.644cm" fo:min-width="4.39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355269" draw:marker-start-width="0.359cm" draw:marker-end-width="0.359cm" draw:textarea-horizontal-align="justify" draw:textarea-vertical-align="middle" draw:auto-grow-height="false" fo:min-height="1.75cm" fo:min-width="4.5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svg:stroke-width="0.106cm" svg:stroke-color="#383d3c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383d3c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383d3c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355269" draw:marker-start-width="0.359cm" draw:marker-end-width="0.359cm" draw:fill="solid" draw:fill-color="#ffffff" draw:textarea-horizontal-align="justify" draw:textarea-vertical-align="middle" draw:auto-grow-height="false" fo:min-height="1.644cm" fo:min-width="5.894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svg:stroke-width="0.106cm" svg:stroke-color="#383d3c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383d3c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6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6pt"/>
    </style:style>
    <style:style style:name="T1" style:family="text">
      <style:text-properties fo:font-size="16pt"/>
    </style:style>
    <style:style style:name="T2" style:family="text">
      <style:text-properties style:font-name="Liberation Sans" fo:font-size="16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cm" svg:x="1cm" svg:y="3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cm" svg:height="2cm" svg:x="9.75cm" svg:y="3cm">
          <text:p text:style-name="P1">Optimiz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cm" svg:height="2cm" svg:x="18.75cm" svg:y="3cm">
          <text:p text:style-name="P1">Deploymen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cm" svg:y1="4cm" svg:x2="9.75cm" svg:y2="4cm" draw:start-shape="id1" draw:start-glue-point="1" draw:end-shape="id2" draw:end-glue-point="3" svg:d="M6000 4000h3750" svg:viewBox="0 0 3751 1">
          <text:p/>
        </draw:connector>
        <draw:connector draw:style-name="gr4" draw:text-style-name="P2" draw:layer="layout" svg:x1="14.75cm" svg:y1="4cm" svg:x2="18.75cm" svg:y2="4cm" draw:start-shape="id2" draw:start-glue-point="1" draw:end-shape="id3" draw:end-glue-point="3" svg:d="M14750 4000h4000" svg:viewBox="0 0 4001 1">
          <text:p/>
        </draw:connector>
        <draw:connector draw:style-name="gr5" draw:text-style-name="P2" draw:layer="layout" svg:x1="3.5cm" svg:y1="5cm" svg:x2="4.5cm" svg:y2="7.5cm" draw:start-shape="id1" draw:start-glue-point="2" draw:end-shape="id4" draw:end-glue-point="3" svg:d="M3500 5000v2500h1000" svg:viewBox="0 0 1001 2501">
          <text:p/>
        </draw:connector>
        <draw:custom-shape draw:style-name="gr6" draw:text-style-name="P4" xml:id="id4" draw:id="id4" draw:layer="layout" svg:width="6.5cm" svg:height="2cm" svg:x="4.5cm" svg:y="6.5cm">
          <text:p text:style-name="P3"><text:span text:style-name="T1">Train the model yourself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5cm" svg:height="2cm" svg:x="4.5cm" svg:y="9.5cm">
          <text:p text:style-name="P3"><text:span text:style-name="T1">Pick a pre-trained 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6.5cm" svg:height="2cm" svg:x="4.5cm" svg:y="12.5cm">
          <text:p text:style-name="P3"><text:span text:style-name="T2">Download a model from Open Model Zoo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3.5cm" svg:y1="5cm" svg:x2="4.5cm" svg:y2="10.5cm" draw:start-shape="id1" draw:start-glue-point="2" draw:end-shape="id5" draw:end-glue-point="3" svg:d="M3500 5000v5500h1000" svg:viewBox="0 0 1001 5501">
          <text:p/>
        </draw:connector>
        <draw:connector draw:style-name="gr8" draw:text-style-name="P2" draw:layer="layout" svg:x1="3.5cm" svg:y1="5cm" svg:x2="4.5cm" svg:y2="13.5cm" draw:start-shape="id1" draw:start-glue-point="2" draw:end-shape="id6" draw:end-glue-point="3" svg:d="M3500 5000v8500h1000" svg:viewBox="0 0 1001 8501">
          <text:p/>
        </draw:connector>
        <draw:custom-shape draw:style-name="gr6" draw:text-style-name="P4" xml:id="id7" draw:id="id7" draw:layer="layout" svg:width="6.5cm" svg:height="2cm" svg:x="13cm" svg:y="6.5cm">
          <text:p text:style-name="P3"><text:span text:style-name="T2">Re-train with optimiz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6.5cm" svg:height="2cm" svg:x="13cm" svg:y="9.5cm">
          <text:p text:style-name="P3"><text:span text:style-name="T2">Quantiz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6.5cm" svg:height="2cm" svg:x="13cm" svg:y="12.5cm">
          <text:p text:style-name="P3"><text:span text:style-name="T2">Convert to optimized OpenVINO I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6.5cm" svg:height="2cm" svg:x="22cm" svg:y="6.5cm">
          <text:p text:style-name="P3"><text:span text:style-name="T2">Run inference locall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6.5cm" svg:height="2cm" svg:x="22cm" svg:y="9.5cm">
          <text:p text:style-name="P3"><text:span text:style-name="T2">Build package / 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2" draw:id="id12" draw:layer="layout" svg:width="6.5cm" svg:height="2cm" svg:x="22cm" svg:y="12.5cm">
          <text:p text:style-name="P3"><text:span text:style-name="T2">Serve a model with OpenVINO Model Server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2.25cm" svg:y1="5cm" svg:x2="13cm" svg:y2="7.5cm" draw:start-shape="id2" draw:start-glue-point="2" draw:end-shape="id7" draw:end-glue-point="3" svg:d="M12250 5000v2500h750" svg:viewBox="0 0 751 2501">
          <text:p/>
        </draw:connector>
        <draw:connector draw:style-name="gr7" draw:text-style-name="P2" draw:layer="layout" svg:x1="12.25cm" svg:y1="5cm" svg:x2="13cm" svg:y2="10.5cm" draw:start-shape="id2" draw:start-glue-point="2" draw:end-shape="id8" draw:end-glue-point="3" svg:d="M12250 5000v5500h750" svg:viewBox="0 0 751 5501">
          <text:p/>
        </draw:connector>
        <draw:connector draw:style-name="gr8" draw:text-style-name="P2" draw:layer="layout" svg:x1="12.25cm" svg:y1="5cm" svg:x2="13cm" svg:y2="13.5cm" draw:start-shape="id2" draw:start-glue-point="2" draw:end-shape="id9" draw:end-glue-point="3" svg:d="M12250 5000v8500h750" svg:viewBox="0 0 751 8501">
          <text:p/>
        </draw:connector>
        <draw:connector draw:style-name="gr5" draw:text-style-name="P2" draw:layer="layout" svg:x1="21.25cm" svg:y1="5cm" svg:x2="22cm" svg:y2="7.5cm" draw:start-shape="id3" draw:start-glue-point="2" draw:end-shape="id10" draw:end-glue-point="3" svg:d="M21250 5000v2500h750" svg:viewBox="0 0 751 2501">
          <text:p/>
        </draw:connector>
        <draw:connector draw:style-name="gr7" draw:text-style-name="P2" draw:layer="layout" svg:x1="21.25cm" svg:y1="5cm" svg:x2="22cm" svg:y2="10.5cm" draw:start-shape="id3" draw:start-glue-point="2" draw:end-shape="id11" draw:end-glue-point="3" svg:d="M21250 5000v5500h750" svg:viewBox="0 0 751 5501">
          <text:p/>
        </draw:connector>
        <draw:connector draw:style-name="gr8" draw:text-style-name="P2" draw:layer="layout" svg:x1="21.25cm" svg:y1="5cm" svg:x2="22cm" svg:y2="13.5cm" draw:start-shape="id3" draw:start-glue-point="2" draw:end-shape="id12" draw:end-glue-point="3" svg:d="M21250 5000v8500h750" svg:viewBox="0 0 751 8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4T10:33:54.812103345</meta:creation-date>
    <dc:date>2023-01-24T11:13:18.652418804</dc:date>
    <meta:editing-duration>PT3M21S</meta:editing-duration>
    <meta:editing-cycles>2</meta:editing-cycles>
    <meta:generator>LibreOffice/7.3.7.2$Linux_X86_64 LibreOffice_project/30$Build-2</meta:generator>
    <meta:document-statistic meta:object-count="23"/>
  </office:meta>
</office:document-meta>
</file>